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6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draw:marker-start-width="0.321cm" draw:marker-end-width="0.321cm" draw:textarea-horizontal-align="center" draw:textarea-vertical-align="bottom" draw:auto-grow-height="false" draw:fit-to-contour="false" fo:min-height="0cm" fo:min-width="0cm" fo:padding-top="0.04cm" fo:padding-bottom="0.04cm" fo:padding-left="0.04cm" fo:padding-right="0.04cm"/>
    </style:style>
    <style:style style:name="gr5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28cm" svg:stroke-color="#99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18cm" svg:stroke-color="#9900ff" draw:marker-start-width="0.227cm" draw:marker-end-width="0.227cm" draw:fill-color="#cc99ff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4cm" fo:min-width="0cm"/>
    </style:style>
    <style:style style:name="gr17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33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solid" svg:stroke-width="0.081cm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9" style:family="graphic" style:parent-style-name="standard">
      <style:graphic-properties draw:stroke="solid" svg:stroke-width="0.081cm" draw:marker-start="Dimension_20_Lines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34cm"/>
    </style:style>
    <style:style style:name="gr2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5cm" svg:height="4.705cm" svg:x="18.9cm" svg:y="13.144cm">
          <text:p text:style-name="P1">Matrix Multipli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705cm" svg:height="1.317cm" svg:x="18.9cm" svg:y="11.05cm">
          <text:p text:style-name="P1">Buffer 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705cm" svg:height="1.317cm" draw:transform="rotate (-1.57079632679579) translate (18.123cm 13.144cm)">
          <text:p text:style-name="P1">Buffer 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olygon draw:style-name="gr4" draw:text-style-name="P1" xml:id="id10" draw:id="id10" draw:layer="layout" svg:width="5.081cm" svg:height="4.987cm" svg:x="20.523cm" svg:y="14.861cm" svg:viewBox="0 0 5082 4988" draw:points="3764,4988 0,4988 0,3670 3764,3670 3764,0 5082,0 5082,4988 4894,4988">
          <text:p text:style-name="P1">Matrix Out Buffer</text:p>
        </draw:polygon>
        <draw:custom-shape draw:style-name="gr5" draw:text-style-name="P1" xml:id="id2" draw:id="id2" draw:layer="layout" svg:width="4.318cm" svg:height="9.144cm" svg:x="6.588cm" svg:y="1.889cm">
          <text:p text:style-name="P1">Memory</text:p>
          <text:p text:style-name="P1">Fi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81cm" svg:height="1.317cm" svg:x="1.602cm" svg:y="2.022cm">
          <text:p text:style-name="P1">P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81cm" svg:height="9.271cm" svg:x="1.602cm" svg:y="4.863cm">
          <text:p text:style-name="P1">Instruction</text:p>
          <text:p text:style-name="P1">Mem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1" draw:id="id1" draw:layer="layout" svg:width="3.81cm" svg:height="1.321cm" svg:x="1.508cm" svg:y="15.427cm">
          <text:p text:style-name="P1">Instruction</text:p>
          <text:p text:style-name="P1">Deco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21.287cm" svg:y1="10.324cm" svg:x2="21.287cm" svg:y2="11.086cm">
          <text:p/>
        </draw:line>
        <draw:line draw:style-name="gr9" draw:text-style-name="P1" draw:layer="layout" svg:x1="21.287cm" svg:y1="12.356cm" svg:x2="21.287cm" svg:y2="13.118cm">
          <text:p/>
        </draw:line>
        <draw:line draw:style-name="gr9" draw:text-style-name="P1" draw:layer="layout" svg:x1="15.953cm" svg:y1="15.531cm" svg:x2="16.842cm" svg:y2="15.531cm">
          <text:p/>
        </draw:line>
        <draw:line draw:style-name="gr9" draw:text-style-name="P1" draw:layer="layout" svg:x1="18.112cm" svg:y1="15.531cm" svg:x2="18.874cm" svg:y2="15.531cm">
          <text:p/>
        </draw:line>
        <draw:line draw:style-name="gr9" draw:text-style-name="P1" draw:layer="layout" svg:x1="23.7cm" svg:y1="17.944cm" svg:x2="24.208cm" svg:y2="18.452cm">
          <text:p/>
        </draw:line>
        <draw:line draw:style-name="gr9" draw:text-style-name="P1" draw:layer="layout" svg:x1="3.507cm" svg:y1="3.339cm" svg:x2="3.507cm" svg:y2="4.863cm">
          <text:p/>
        </draw:line>
        <draw:line draw:style-name="gr9" draw:text-style-name="P1" draw:layer="layout" svg:x1="3.507cm" svg:y1="14.134cm" svg:x2="3.507cm" svg:y2="15.404cm">
          <text:p/>
        </draw:line>
        <draw:connector draw:style-name="gr10" draw:text-style-name="P1" draw:layer="layout" svg:x1="5.318cm" svg:y1="16.088cm" svg:x2="6.588cm" svg:y2="6.461cm" draw:start-shape="id1" draw:start-glue-point="7" draw:end-shape="id2" svg:d="M5318 16088h636v-9627h634">
          <text:p/>
        </draw:connector>
        <draw:connector draw:style-name="gr10" draw:text-style-name="P1" draw:layer="layout" draw:line-skew="2.86cm" svg:x1="5.318cm" svg:y1="16.088cm" svg:x2="13.567cm" svg:y2="6.147cm" draw:start-shape="id1" draw:start-glue-point="7" draw:end-shape="id3" draw:end-glue-point="5" svg:d="M5318 16088h6985v-9941h1264">
          <text:p/>
        </draw:connector>
        <draw:custom-shape draw:style-name="gr2" draw:text-style-name="P1" xml:id="id9" draw:id="id9" draw:layer="layout" svg:width="4.705cm" svg:height="1.317cm" svg:x="18.901cm" svg:y="9.001cm">
          <text:p text:style-name="P1">Magic 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705cm" svg:height="1.317cm" draw:transform="rotate (-1.57079632679579) translate (15.906cm 13.165cm)">
          <text:p text:style-name="P1">Magic 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1.004cm" svg:x1="3.413cm" svg:y1="16.748cm" svg:x2="15.249cm" svg:y2="17.87cm" draw:start-shape="id1" draw:start-glue-point="6" draw:end-shape="id4" draw:end-glue-point="7" svg:d="M3413 16748v2667h11836v-1545">
          <text:p/>
        </draw:connector>
        <draw:custom-shape draw:style-name="gr11" draw:text-style-name="P1" xml:id="id5" draw:id="id5" draw:layer="layout" svg:width="4.318cm" svg:height="1.317cm" svg:x="4.429cm" svg:y="16.955cm">
          <text:p text:style-name="P1">Shift Count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3.413cm" svg:y1="16.748cm" svg:x2="4.429cm" svg:y2="17.614cm" draw:start-shape="id1" draw:start-glue-point="6" draw:end-shape="id5" draw:end-glue-point="5" svg:d="M3413 16748v866h1016">
          <text:p/>
        </draw:connector>
        <draw:connector draw:style-name="gr12" draw:text-style-name="P1" draw:layer="layout" svg:x1="6.588cm" svg:y1="18.272cm" svg:x2="20.357cm" svg:y2="18.818cm" draw:start-shape="id5" draw:start-glue-point="6" svg:d="M6588 18272v544h13769v2">
          <text:p/>
        </draw:connector>
        <draw:connector draw:style-name="gr12" draw:text-style-name="P1" xml:id="id6" draw:id="id6" draw:layer="layout" svg:x1="16.118cm" svg:y1="18.818cm" svg:x2="15.713cm" svg:y2="18.035cm" svg:d="M16118 18818v-391h-405v-392">
          <text:p/>
        </draw:connector>
        <draw:connector draw:style-name="gr13" draw:text-style-name="P1" xml:id="id7" draw:id="id7" draw:layer="layout" draw:line-skew="-3.016cm" svg:x1="16.118cm" svg:y1="18.818cm" svg:x2="26.972cm" svg:y2="21.032cm" draw:start-shape="id6" draw:start-glue-point="2" svg:d="M16118 18818h2668v2214h8186">
          <text:p/>
        </draw:connector>
        <draw:connector draw:style-name="gr12" draw:text-style-name="P1" draw:layer="layout" svg:x1="26.972cm" svg:y1="21.032cm" svg:x2="23.84cm" svg:y2="10.205cm" draw:start-shape="id7" draw:start-glue-point="3" svg:d="M26972 21032h509v-10827h-3641">
          <text:p/>
        </draw:connector>
        <draw:g>
          <draw:custom-shape draw:style-name="gr14" draw:text-style-name="P1" xml:id="id3" draw:id="id3" draw:layer="layout" svg:width="4.705cm" svg:height="4.705cm" svg:x="13.567cm" svg:y="3.794cm">
            <text:p text:style-name="P1">Register File A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15" draw:layer="layout" svg:width="2.094cm" svg:height="0.963cm" svg:x="13.573cm" svg:y="7.604cm">
            <draw:text-box>
              <text:p>Out A</text:p>
            </draw:text-box>
          </draw:frame>
          <draw:frame draw:style-name="gr16" xml:id="id8" draw:id="id8" draw:layer="layout" svg:width="2.128cm" svg:height="0.963cm" svg:x="16.144cm" svg:y="7.604cm">
            <draw:text-box>
              <text:p>Out B</text:p>
            </draw:text-box>
          </draw:frame>
        </draw:g>
        <draw:connector draw:style-name="gr9" draw:text-style-name="P1" draw:layer="layout" svg:x1="17.208cm" svg:y1="8.567cm" svg:x2="18.901cm" svg:y2="9.659cm" draw:start-shape="id8" draw:start-glue-point="2" draw:end-shape="id9" svg:d="M17208 8567v1092h1693">
          <text:p/>
        </draw:connector>
        <draw:custom-shape draw:style-name="gr17" draw:text-style-name="P1" xml:id="id11" draw:id="id11" draw:layer="layout" svg:width="3.816cm" svg:height="1.524cm" svg:x="22.209cm" svg:y="2.905cm">
          <text:p text:style-name="P1">Magic Ou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25.605cm" svg:y1="17.355cm" svg:x2="26.025cm" svg:y2="3.667cm" draw:start-shape="id10" draw:start-glue-point="1" draw:end-shape="id11" draw:end-glue-point="7" svg:d="M25605 17355h962v-13688h-542">
          <text:p/>
        </draw:connector>
        <draw:custom-shape draw:style-name="gr18" draw:text-style-name="P1" xml:id="id13" draw:id="id13" draw:layer="layout" svg:width="3.81cm" svg:height="1.016cm" svg:x="14.081cm" svg:y="2.016cm">
          <text:p text:style-name="P1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9" draw:text-style-name="P1" draw:layer="layout" draw:line-skew="-0.7cm" svg:x1="10.906cm" svg:y1="6.461cm" svg:x2="15.098cm" svg:y2="2.017cm" draw:start-shape="id2" draw:start-glue-point="7" draw:end-shape="id12" draw:end-glue-point="9" svg:d="M10906 6461h889v-4985h3303v541">
          <text:p/>
        </draw:connector>
        <draw:connector draw:style-name="gr9" draw:text-style-name="P1" draw:layer="layout" svg:x1="22.209cm" svg:y1="3.667cm" svg:x2="16.747cm" svg:y2="2.017cm" draw:start-shape="id11" draw:start-glue-point="5" draw:end-shape="id12" draw:end-glue-point="8" svg:d="M22209 3667h-2158v-2191h-3304v541">
          <text:p/>
        </draw:connector>
        <draw:line draw:style-name="gr9" draw:text-style-name="P1" draw:layer="layout" svg:x1="15.986cm" svg:y1="3.032cm" svg:x2="15.986cm" svg:y2="3.921cm">
          <text:p/>
        </draw:line>
        <draw:connector draw:style-name="gr10" draw:text-style-name="P1" draw:layer="layout" draw:line-skew="-0.881cm" svg:x1="12.827cm" svg:y1="6.155cm" svg:x2="14.081cm" svg:y2="2.524cm" draw:end-shape="id13" draw:end-glue-point="3" svg:d="M12827 6155h-524v-3631h1778">
          <text:p/>
        </draw:connector>
        <draw:custom-shape draw:style-name="gr18" draw:text-style-name="P1" xml:id="id12" draw:id="id12" draw:layer="layout" svg:width="3.81cm" svg:height="1.016cm" svg:x="14.082cm" svg:y="2.017cm">
          <draw:glue-point draw:id="8" svg:x="1.997cm" svg:y="-5.009cm" draw:escape-direction="up"/>
          <draw:glue-point draw:id="9" svg:x="-2.335cm" svg:y="-5.009cm"/>
          <text:p text:style-name="P1">MUX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14.589cm" svg:y1="8.366cm" svg:x2="14.589cm" svg:y2="10.144cm">
          <text:p/>
        </draw:line>
        <draw:custom-shape draw:style-name="gr19" draw:text-style-name="P1" xml:id="id14" draw:id="id14" draw:layer="layout" svg:width="3.81cm" svg:height="1.016cm" svg:x="12.811cm" svg:y="10.197cm">
          <draw:glue-point draw:id="8" svg:x="-2.333cm" svg:y="5.403cm" draw:escape-direction="down"/>
          <draw:glue-point draw:id="9" svg:x="2.333cm" svg:y="5.403cm" draw:escape-direction="down"/>
          <text:p text:style-name="P1"/>
          <draw:enhanced-geometry svg:viewBox="0 0 21600 21600" draw:glue-points="?f6 10800 10800 21600 ?f5 10800 10800 0" draw:text-areas="?f3 ?f3 ?f4 ?f4" draw:mirror-horizontal="fals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layer="layout" svg:width="1.907cm" svg:height="0.963cm" svg:x="13.7cm" svg:y="10.197cm">
          <draw:text-box>
            <text:p>DMX</text:p>
          </draw:text-box>
        </draw:frame>
        <draw:connector draw:style-name="gr9" draw:text-style-name="P1" draw:layer="layout" svg:x1="15.604cm" svg:y1="11.213cm" svg:x2="15.249cm" svg:y2="13.165cm" draw:start-shape="id14" draw:start-glue-point="9" draw:end-shape="id4" draw:end-glue-point="5" svg:d="M15604 11213v976h-355v976">
          <text:p/>
        </draw:connector>
        <draw:connector draw:style-name="gr9" draw:text-style-name="P1" xml:id="id15" draw:id="id15" draw:layer="layout" svg:x1="11.255cm" svg:y1="11.484cm" svg:x2="8.747cm" svg:y2="1.889cm" draw:end-shape="id2" draw:end-glue-point="4" svg:d="M11255 11484v-10136h-2508v541">
          <text:p/>
        </draw:connector>
        <draw:connector draw:style-name="gr20" draw:text-style-name="P1" draw:layer="layout" svg:x1="13.828cm" svg:y1="11.213cm" svg:x2="11.255cm" svg:y2="11.484cm" draw:start-shape="id14" draw:start-glue-point="8" draw:end-shape="id15" draw:end-glue-point="2" svg:d="M13828 11213v772h-2573v-501">
          <text:p/>
        </draw:connector>
        <draw:connector draw:style-name="gr10" draw:text-style-name="P1" draw:layer="layout" svg:x1="12.29cm" svg:y1="10.679cm" svg:x2="13.287cm" svg:y2="10.706cm" draw:end-shape="id14" draw:end-glue-point="6" svg:d="M12290 10679h-20v27h1017">
          <text:p/>
        </draw:connector>
      </draw:page>
      <draw:page draw:name="page2" draw:style-name="dp1" draw:master-page-name="Default">
        <draw:frame draw:style-name="gr21" draw:layer="layout" svg:width="4.934cm" svg:height="0.963cm" svg:x="10.798cm" svg:y="0.926cm">
          <draw:text-box>
            <text:p>Matrix Multiplier</text:p>
          </draw:text-box>
        </draw:frame>
        <draw:custom-shape draw:style-name="gr1" draw:text-style-name="P2" draw:layer="layout" svg:width="1.112cm" svg:height="1.112cm" svg:x="11.827cm" svg:y="8.98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13.542cm" svg:y="8.984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15.153cm" svg:y="8.984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1.828cm" svg:y="10.646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11.831cm" svg:y="12.31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13.544cm" svg:y="10.6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15.154cm" svg:y="10.6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13.546cm" svg:y="12.314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1cm" svg:height="1.111cm" svg:x="15.157cm" svg:y="12.314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6.787cm" svg:y="8.98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1cm" svg:height="1.112cm" svg:x="18.398cm" svg:y="8.9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2cm" svg:height="1.111cm" svg:x="20.113cm" svg:y="8.9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2cm" svg:height="1.111cm" svg:x="21.724cm" svg:y="8.9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6.788cm" svg:y="10.646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8.399cm" svg:y="10.646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1cm" svg:height="1.111cm" svg:x="16.791cm" svg:y="12.31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1cm" svg:height="1.111cm" svg:x="18.402cm" svg:y="12.31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1cm" svg:height="1.111cm" svg:x="20.115cm" svg:y="10.6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2cm" svg:height="1.111cm" svg:x="21.725cm" svg:y="10.6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20.117cm" svg:y="12.314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2cm" svg:height="1.111cm" svg:x="21.727cm" svg:y="12.3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1.829cm" svg:y="13.942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2cm" svg:height="1.112cm" svg:x="11.832cm" svg:y="15.6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3.545cm" svg:y="13.94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5.156cm" svg:y="13.94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13.547cm" svg:y="15.609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15.158cm" svg:y="15.609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2cm" svg:height="1.111cm" svg:x="11.833cm" svg:y="17.2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2cm" svg:height="1.112cm" svg:x="11.836cm" svg:y="18.93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2cm" svg:height="1.112cm" svg:x="13.549cm" svg:y="17.27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5.159cm" svg:y="17.27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2cm" svg:height="1.111cm" svg:x="13.551cm" svg:y="18.93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1.112cm" svg:height="1.111cm" svg:x="15.161cm" svg:y="18.93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6.79cm" svg:y="13.942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8.4cm" svg:y="13.942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6.792cm" svg:y="15.60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8.402cm" svg:y="15.60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3cm" svg:height="1.112cm" svg:x="20.115cm" svg:y="13.94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21.726cm" svg:y="13.94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20.118cm" svg:y="15.609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21.729cm" svg:y="15.609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16.793cm" svg:y="17.272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18.404cm" svg:y="17.272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16.795cm" svg:y="18.93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1cm" svg:height="1.112cm" svg:x="18.407cm" svg:y="18.93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20.119cm" svg:y="17.27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2cm" svg:x="21.73cm" svg:y="17.275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20.122cm" svg:y="18.939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12cm" svg:height="1.111cm" svg:x="21.732cm" svg:y="18.939cm">
          <text:p text:style-name="P1"><text:span text:style-name="T1">MAC</text:span><text:span text:style-name="T1"><text:line-break/></text:span><text:span text:style-name="T1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524cm" svg:height="1.365cm" svg:x="25.257cm" svg:y="1.16cm">
          <text:p text:style-name="P1"><text:span text:style-name="T1">MA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" draw:layer="layout" svg:width="1.524cm" svg:height="1.364cm" svg:x="25.257cm" svg:y="3.065cm">
          <text:p text:style-name="P1"><text:span text:style-name="T1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2cm" svg:x="11.82cm" svg:y="7.378cm">
          <text:p text:style-name="P1"><text:span text:style-name="T1">b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13.535cm" svg:y="7.382cm">
          <text:p text:style-name="P1"><text:span text:style-name="T1">b2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15.146cm" svg:y="7.382cm">
          <text:p text:style-name="P1"><text:span text:style-name="T1">b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2cm" svg:x="16.78cm" svg:y="7.378cm">
          <text:p text:style-name="P1"><text:span text:style-name="T1">b4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1cm" svg:height="1.112cm" svg:x="18.391cm" svg:y="7.378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20.106cm" svg:y="7.382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21.717cm" svg:y="7.382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2cm" draw:transform="rotate (1.5707963267946) translate (10.144cm 20.01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10.148cm 18.295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10.148cm 16.684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2cm" draw:transform="rotate (1.5707963267946) translate (10.144cm 15.05cm)">
          <text:p text:style-name="P1"><text:span text:style-name="T1">a1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1cm" svg:height="1.112cm" draw:transform="rotate (1.5707963267946) translate (10.144cm 13.439cm)">
          <text:p text:style-name="P1"><text:span text:style-name="T1">a1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10.148cm 11.724cm)">
          <text:p text:style-name="P1"><text:span text:style-name="T1">a1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10.148cm 10.113cm)">
          <text:p text:style-name="P1"><text:span text:style-name="T1">a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2cm" svg:x="11.82cm" svg:y="5.772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13.535cm" svg:y="5.776cm">
          <text:p text:style-name="P1"><text:span text:style-name="T1">b1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15.146cm" svg:y="5.776cm">
          <text:p text:style-name="P1"><text:span text:style-name="T1">b2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2cm" svg:x="16.78cm" svg:y="5.772cm">
          <text:p text:style-name="P1"><text:span text:style-name="T1">b3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1cm" svg:height="1.112cm" svg:x="18.391cm" svg:y="5.772cm">
          <text:p text:style-name="P1"><text:span text:style-name="T1">b4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20.106cm" svg:y="5.776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21.717cm" svg:y="5.776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2cm" svg:x="11.82cm" svg:y="4.13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13.535cm" svg:y="4.134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15.146cm" svg:y="4.134cm">
          <text:p text:style-name="P1"><text:span text:style-name="T1">b1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2cm" svg:x="16.78cm" svg:y="4.13cm">
          <text:p text:style-name="P1"><text:span text:style-name="T1">b2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1cm" svg:height="1.112cm" svg:x="18.391cm" svg:y="4.13cm">
          <text:p text:style-name="P1"><text:span text:style-name="T1">b3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20.106cm" svg:y="4.134cm">
          <text:p text:style-name="P1"><text:span text:style-name="T1">b4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21.717cm" svg:y="4.134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2cm" svg:x="11.82cm" svg:y="2.524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13.535cm" svg:y="2.528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15.146cm" svg:y="2.528cm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2cm" svg:x="16.78cm" svg:y="2.524cm">
          <text:p text:style-name="P1"><text:span text:style-name="T1">b1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1cm" svg:height="1.112cm" svg:x="18.391cm" svg:y="2.524cm">
          <text:p text:style-name="P1"><text:span text:style-name="T1">b2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20.106cm" svg:y="2.528cm">
          <text:p text:style-name="P1"><text:span text:style-name="T1">b3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12cm" svg:height="1.111cm" svg:x="21.717cm" svg:y="2.528cm">
          <text:p text:style-name="P1"><text:span text:style-name="T1">b4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2cm" draw:transform="rotate (1.5707963267946) translate (8.493cm 20.01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8.497cm 18.295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8.497cm 16.684cm)">
          <text:p text:style-name="P1"><text:span text:style-name="T1">a2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2cm" draw:transform="rotate (1.5707963267946) translate (8.493cm 15.05cm)">
          <text:p text:style-name="P1"><text:span text:style-name="T1">a2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1cm" svg:height="1.112cm" draw:transform="rotate (1.5707963267946) translate (8.493cm 13.439cm)">
          <text:p text:style-name="P1"><text:span text:style-name="T1">a2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8.497cm 11.724cm)">
          <text:p text:style-name="P1"><text:span text:style-name="T1">a2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8.497cm 10.113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2cm" draw:transform="rotate (1.5707963267946) translate (6.842cm 20.01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6.846cm 18.295cm)">
          <text:p text:style-name="P1"><text:span text:style-name="T1">a3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6.846cm 16.684cm)">
          <text:p text:style-name="P1"><text:span text:style-name="T1">a3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2cm" draw:transform="rotate (1.5707963267946) translate (6.842cm 15.05cm)">
          <text:p text:style-name="P1"><text:span text:style-name="T1">a3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1cm" svg:height="1.112cm" draw:transform="rotate (1.5707963267946) translate (6.842cm 13.439cm)">
          <text:p text:style-name="P1"><text:span text:style-name="T1">a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6.846cm 11.724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6.846cm 10.113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2cm" draw:transform="rotate (1.5707963267946) translate (5.191cm 20.01cm)">
          <text:p text:style-name="P1"><text:span text:style-name="T1">a4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5.195cm 18.295cm)">
          <text:p text:style-name="P1"><text:span text:style-name="T1">a4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5.195cm 16.684cm)">
          <text:p text:style-name="P1"><text:span text:style-name="T1">a4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2cm" draw:transform="rotate (1.5707963267946) translate (5.191cm 15.05cm)">
          <text:p text:style-name="P1"><text:span text:style-name="T1">a4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1cm" svg:height="1.112cm" draw:transform="rotate (1.5707963267946) translate (5.191cm 13.439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5.195cm 11.724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12cm" svg:height="1.111cm" draw:transform="rotate (1.5707963267946) translate (5.195cm 10.113cm)">
          <text:p text:style-name="P1"><text:span text:style-name="T1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2.43cm" svg:y1="8.493cm" svg:x2="12.43cm" svg:y2="9.128cm">
          <text:p/>
        </draw:line>
        <draw:line draw:style-name="gr9" draw:text-style-name="P1" draw:layer="layout" svg:x1="11.287cm" svg:y1="9.636cm" svg:x2="11.795cm" svg:y2="9.636cm">
          <text:p/>
        </draw:line>
        <draw:line draw:style-name="gr9" draw:text-style-name="P1" draw:layer="layout" svg:x1="12.938cm" svg:y1="10.144cm" svg:x2="13.573cm" svg:y2="10.652cm">
          <text:p/>
        </draw:line>
        <draw:line draw:style-name="gr9" draw:text-style-name="P1" draw:layer="layout" svg:x1="12.938cm" svg:y1="9.509cm" svg:x2="13.7cm" svg:y2="9.509cm">
          <text:p/>
        </draw:line>
        <draw:line draw:style-name="gr9" draw:text-style-name="P1" draw:layer="layout" svg:x1="12.303cm" svg:y1="10.144cm" svg:x2="12.303cm" svg:y2="10.652cm">
          <text:p/>
        </draw:line>
        <draw:line draw:style-name="gr9" draw:text-style-name="P1" draw:layer="layout" svg:x1="14.081cm" svg:y1="8.493cm" svg:x2="14.081cm" svg:y2="9.001cm">
          <text:p/>
        </draw:line>
        <draw:line draw:style-name="gr9" draw:text-style-name="P1" draw:layer="layout" svg:x1="11.16cm" svg:y1="11.16cm" svg:x2="12.049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Goodman</meta:initial-creator>
    <meta:creation-date>2021-04-15T10:50:47.25</meta:creation-date>
    <dc:date>2021-04-20T15:19:26.86</dc:date>
    <dc:creator>Kyle Goodman</dc:creator>
    <meta:editing-duration>PT2H52M7S</meta:editing-duration>
    <meta:editing-cycles>11</meta:editing-cycles>
    <meta:generator>OpenOffice/4.1.9$Win32 OpenOffice.org_project/419m1$Build-9805</meta:generator>
    <meta:document-statistic meta:object-count="161"/>
  </office:meta>
</office:document-meta>
</file>